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Open Office document </text:p>
      <text:p text:style-name="Standard">`1234567890-=</text:p>
      <text:p text:style-name="Standard">!@#$%^&amp;*()_+~|”:?&gt;&lt;|\,./[]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8-31T14:13:22</meta:creation-date>
    <dc:language>ru-RU</dc:language>
    <meta:editing-cycles>4</meta:editing-cycles>
    <meta:editing-duration>PT00H00M54S</meta:editing-duration>
    <meta:initial-creator>nikolaz </meta:initial-creator>
    <dc:description>test-Comments</dc:description>
    <meta:keyword>test-Keywords</meta:keyword>
    <dc:subject>test-Subject</dc:subject>
    <dc:title>test-Title</dc:title>
    <dc:date>2010-08-31T14:53:42.68</dc:date>
    <dc:creator>Sergiy Karpenko</dc:creator>
    <meta:document-statistic meta:table-count="0" meta:image-count="0" meta:object-count="0" meta:page-count="1" meta:paragraph-count="3" meta:word-count="9" meta:character-count="77"/>
    <meta:user-defined meta:name="Info 1"/>
    <meta:user-defined meta:name="Info 2"/>
    <meta:user-defined meta:name="Info 3"/>
    <meta:user-defined meta:name="Info 4"/>
  </office:meta>
</office:document-meta>
</file>